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Smart Contracts in Practice</text:p>
            <text:p/>
            <text:p>June 22,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mart contracts in practi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seem to be one of the few people that have issued smart contracts in actual business transactions.</text:p>
              </text:list-item>
              <text:list-item>
                <text:p>Five loans to three SME's in Hong Kong. <text:s/>Total value is HKD 500,000. <text:s/>Over the next six months, I intend to issue a total of HKD 1 million in loans, and I am currently applying for a money lenders license so that I can raise capital from other sour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Use c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Money to be used in 2-3 years</text:p>
              </text:list-item>
              <text:list-item>
                <text:p>Do not want to put it into banks or to buy property.</text:p>
              </text:list-item>
              <text:list-item>
                <text:p>Zero percent interest + pushes up the property bubble</text:p>
              </text:list-item>
              <text:list-item>
                <text:p>Want to move capital from property to SME'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ssues with SME lending in H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igh transaction costs – Cannot recover costs with standard fixed interest rates</text:p>
              </text:list-item>
              <text:list-item>
                <text:p>SME's need flexible loan conditions</text:p>
              </text:list-item>
              <text:list-item>
                <text:p>Needs to be a debt based instrument</text:p>
                <text:list>
                  <text:list-item>
                    <text:p>Equity is unsaleable in HK</text:p>
                  </text:list-item>
                  <text:list-item>
                    <text:p>Manufacturing firms need working capital</text:p>
                  </text:list-item>
                </text:list>
              </text:list-item>
              <text:list-item>
                <text:p>Need mechanism to be able to package loans for resale</text:p>
              </text:list-item>
              <text:list-item>
                <text:p>Need borrower to understand the terms of the lo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Build the car before you build the roa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 can't wait for a platform. <text:s/>The companies need the money now</text:p>
              </text:list-item>
              <text:list-item>
                <text:p>The contracts have to be usable independent of the platform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mart contr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nglish common law</text:p>
              </text:list-item>
              <text:list-item>
                <text:p>Javascript</text:p>
              </text:list-item>
              <text:list-item>
                <text:p>Inspiration from</text:p>
                <text:list>
                  <text:list-item>
                    <text:p>Derivatives technology in major banks</text:p>
                  </text:list-item>
                  <text:list-item>
                    <text:p>Islamic finance</text:p>
                  </text:list-item>
                </text:list>
              </text:list-item>
              <text:list-item>
                <text:p>Legal issues (anticipating the OKCoin/Ver issue)</text:p>
                <text:list>
                  <text:list-item>
                    <text:p>Where is the contract situated?</text:p>
                  </text:list-item>
                  <text:list-item>
                    <text:p>What is part of the contract?</text:p>
                  </text:list-item>
                  <text:list-item>
                    <text:p>How do you record the contract?</text:p>
                  </text:list-item>
                  <text:list-item>
                    <text:p>How do you execute the contrac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Grumpy comments on smart contract plat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platform based business model will not work as a substitute for ordinary commercial agreements</text:p>
              </text:list-item>
              <text:list-item>
                <text:p>One reason that smart contracts have not taken off is that they are not addressing real issues</text:p>
                <text:list>
                  <text:list-item>
                    <text:p>Contract law is not complicated or inefficient</text:p>
                  </text:list-item>
                  <text:list-item>
                    <text:p>Contract enforcement does not depend on governments</text:p>
                  </text:list-item>
                  <text:list-item>
                    <text:p>Overuse of automation</text:p>
                  </text:list-item>
                  <text:list-item>
                    <text:p>Restrictions that make the contracts unusable – i.e. escrow</text:p>
                  </text:list-item>
                </text:list>
              </text:list-item>
              <text:list-item>
                <text:p>Reinventing the wheel</text:p>
                <text:list>
                  <text:list-item>
                    <text:p>DAO's already exist. <text:s/>They are called SPV's and were critical in the creating the 2008 financial cri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mplete automation increases inefficienc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ending machine problem</text:p>
              </text:list-item>
              <text:list-item>
                <text:p>Breach of contract calculations</text:p>
              </text:list-item>
              <text:list-item>
                <text:p>Overspecifying irrelevant details. <text:s/>Underspecifying important on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n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ney lending license is pending</text:p>
              </text:list-item>
              <text:list-item>
                <text:p>Beta testing and bug fixing</text:p>
              </text:list-item>
              <text:list-item>
                <text:p>Create convertible note example for RISE</text:p>
              </text:list-item>
              <text:list-item>
                <text:p>Think through insolvency and near insolvency issues</text:p>
              </text:list-item>
              <text:list-item>
                <text:p>Work on user interface</text:p>
              </text:list-item>
              <text:list-item>
                <text:p>Test cases to HK courts?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Hong Kong is going to lead in smart contract tech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ery strong legal/finance background</text:p>
                <text:list>
                  <text:list-item>
                    <text:p>Manufacturing</text:p>
                  </text:list-item>
                  <text:list-item>
                    <text:p>Maritime law</text:p>
                  </text:list-item>
                </text:list>
              </text:list-item>
              <text:list-item>
                <text:p>Cross cultural/cross border issues</text:p>
              </text:list-item>
              <text:list-item>
                <text:p>Near centers of technolog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TW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6-22T23:01:42.131832106</meta:creation-date>
    <dc:date>2015-06-22T23:28:37.496709488</dc:date>
    <dc:creator>Wang Joseph</dc:creator>
    <meta:editing-duration>PT10M13S</meta:editing-duration>
    <meta:editing-cycles>4</meta:editing-cycles>
    <meta:generator>LibreOffice/4.4.2.2$Linux_X86_64 LibreOffice_project/40$Build-2</meta:generator>
    <meta:document-statistic meta:object-count="61"/>
  </office:meta>
</office:document-meta>
</file>